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ign </text:p>
      <text:p text:style-name="P3">A2</text:p>
      <text:p text:style-name="P1"/>
      <text:p text:style-name="P2">Environment Building</text:p>
      <text:p text:style-name="P2"/>
      <text:p text:style-name="P2">Type Linking</text:p>
      <text:p text:style-name="P2"/>
      <text:p text:style-name="P2">Hierarchy Checking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wchalme </meta:initial-creator>
    <meta:creation-date>2014-03-03T18:56:11</meta:creation-date>
    <dc:date>2014-03-03T18:57:32</dc:date>
    <dc:creator>wwchalme </dc:creator>
    <meta:editing-duration>P0D</meta:editing-duration>
    <meta:editing-cycles>1</meta:editing-cycles>
    <meta:document-statistic meta:table-count="0" meta:image-count="0" meta:object-count="0" meta:page-count="2" meta:paragraph-count="5" meta:word-count="8" meta:character-count="59" meta:non-whitespace-character-count="55"/>
    <meta:generator>LibreOffice/3.5$Linux_X86_64 LibreOffice_project/350m1$Build-2</meta:generator>
  </office:meta>
</office:document-meta>
</file>